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marker-start="" draw:marker-start-width="0.152cm"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marker-end="Arrow" draw:marker-end-width="0.15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gr10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11" style:family="graphic" style:parent-style-name="standard">
      <style:graphic-properties svg:stroke-color="#808080" draw:marker-start="Arrow" draw:marker-start-width="0.152cm" draw:marker-end="Arrow" draw:marker-end-width="0.152cm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3" style:family="graphic" style:parent-style-name="standard">
      <style:graphic-properties svg:stroke-color="#808080" draw:marker-start="Arrow" draw:marker-start-width="0.102cm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3" draw:layer="layout" svg:width="3.822cm" svg:height="0.807cm" svg:x="5.786cm" svg:y="2.16cm">
          <text:p text:style-name="P1"><text:span text:style-name="T1">Read Entry XM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1.82cm" svg:height="1.016cm" svg:x="8.661cm" svg:y="0.381cm">
          <text:p text:style-name="P1"><text:span text:style-name="T1">Config</text:span><text:span text:style-name="T1"><text:line-break/></text:span><text:span text:style-name="T1">obje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draw:id="id6" draw:layer="layout" svg:width="2.455cm" svg:height="1.016cm" svg:x="8.455cm" svg:y="3.683cm">
          <text:p text:style-name="P1"><text:span text:style-name="T1">Statistic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2" draw:layer="layout" svg:width="1.609cm" svg:height="1.241cm" svg:x="0.381cm" svg:y="2.997cm">
          <text:p text:style-name="P1"><text:span text:style-name="T1">We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3" draw:layer="layout" draw:type="line" svg:x1="3.321cm" svg:y1="7.755cm" svg:x2="1.185cm" svg:y2="4.238cm" draw:start-shape="id1" draw:end-shape="id2" draw:end-glue-point="7" svg:d="m3321 7755-2136-3517">
          <text:p text:style-name="P6"/>
        </draw:connector>
        <draw:custom-shape draw:style-name="gr6" draw:text-style-name="P5" draw:id="id4" draw:layer="layout" svg:width="2.387cm" svg:height="1.498cm" svg:x="3.914cm" svg:y="0.673cm">
          <text:p text:style-name="P4"><text:span text:style-name="T2">Foreach</text:span></text:p>
          <text:p text:style-name="P4"><text:span text:style-name="T2">e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5.786cm" svg:y1="2.563cm" svg:x2="5.107cm" svg:y2="2.171cm" draw:start-shape="id3" draw:start-glue-point="3" draw:end-shape="id4" draw:end-glue-point="6" svg:d="m5786 2563h-679v-392">
          <text:p text:style-name="P6"/>
        </draw:connector>
        <draw:connector draw:style-name="gr7" draw:text-style-name="P3" draw:layer="layout" svg:x1="6.301cm" svg:y1="1.421cm" svg:x2="7.697cm" svg:y2="2.16cm" draw:start-shape="id4" draw:start-glue-point="7" draw:end-shape="id3" svg:d="m6301 1421h1396v739">
          <text:p text:style-name="P6"/>
        </draw:connector>
        <draw:connector draw:style-name="gr7" draw:text-style-name="P3" draw:layer="layout" draw:line-skew="-0.082cm 0.146cm" svg:x1="3.914cm" svg:y1="1.421cm" svg:x2="5.089cm" svg:y2="3.331cm" draw:start-shape="id4" draw:start-glue-point="5" draw:end-shape="id5" draw:end-glue-point="0" svg:d="m3914 1421h-583v1476h1758v434">
          <text:p text:style-name="P6"/>
        </draw:connector>
        <draw:frame draw:style-name="gr8" draw:text-style-name="P7" draw:layer="layout" svg:width="1.543cm" svg:height="0.645cm" svg:x="2.623cm" svg:y="0.844cm">
          <draw:text-box>
            <text:p text:style-name="P6"><text:span text:style-name="T1">Finally</text:span></text:p>
          </draw:text-box>
        </draw:frame>
        <draw:connector draw:style-name="gr9" draw:text-style-name="P3" draw:layer="layout" draw:type="line" svg:x1="7.697cm" svg:y1="2.967cm" svg:x2="9.682cm" svg:y2="3.683cm" draw:start-shape="id3" draw:start-glue-point="2" draw:end-shape="id6" draw:end-glue-point="5" svg:d="m7697 2967 1985 716">
          <text:p text:style-name="P6"/>
        </draw:connector>
        <draw:connector draw:style-name="gr10" draw:text-style-name="P3" draw:layer="layout" draw:type="line" svg:x1="8.842cm" svg:y1="0.888cm" svg:x2="5.68cm" svg:y2="0.996cm" draw:start-shape="id7" draw:start-glue-point="6" svg:d="m8842 888-3162 108">
          <text:p text:style-name="P6"/>
        </draw:connector>
        <draw:connector draw:style-name="gr10" draw:text-style-name="P3" draw:layer="layout" draw:type="line" svg:x1="9.385cm" svg:y1="1.397cm" svg:x2="7.697cm" svg:y2="2.16cm" draw:start-shape="id7" draw:start-glue-point="7" draw:end-shape="id3" draw:end-glue-point="0" svg:d="m9385 1397-1688 763">
          <text:p text:style-name="P6"/>
        </draw:connector>
        <draw:connector draw:style-name="gr10" draw:text-style-name="P3" draw:layer="layout" draw:type="line" svg:x1="8.699cm" svg:y1="4.19cm" svg:x2="6.857cm" svg:y2="3.734cm" draw:start-shape="id6" draw:start-glue-point="6" draw:end-shape="id5" draw:end-glue-point="1" svg:d="m8699 4190-1842-456">
          <text:p text:style-name="P6"/>
        </draw:connector>
        <draw:custom-shape draw:style-name="gr1" draw:text-style-name="P2" draw:id="id5" draw:layer="layout" svg:width="3.536cm" svg:height="0.807cm" svg:x="3.321cm" svg:y="3.331cm">
          <text:p text:style-name="P1"><text:span text:style-name="T1">Write XML status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8" draw:layer="layout" svg:width="3.536cm" svg:height="0.807cm" svg:x="3.321cm" svg:y="4.652cm">
          <text:p text:style-name="P1"><text:span text:style-name="T1">Update RRD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5.089cm" svg:y1="4.138cm" svg:x2="5.089cm" svg:y2="4.652cm" draw:start-shape="id5" draw:start-glue-point="2" draw:end-shape="id8" draw:end-glue-point="0" svg:d="m5089 4138v514">
          <text:p text:style-name="P6"/>
        </draw:connector>
        <draw:connector draw:style-name="gr10" draw:text-style-name="P3" draw:layer="layout" draw:type="line" svg:x1="8.699cm" svg:y1="4.19cm" svg:x2="6.857cm" svg:y2="5.055cm" draw:start-shape="id6" draw:start-glue-point="6" draw:end-shape="id8" draw:end-glue-point="1" svg:d="m8699 4190-1842 865">
          <text:p text:style-name="P6"/>
        </draw:connector>
        <draw:custom-shape draw:style-name="gr1" draw:text-style-name="P2" draw:id="id9" draw:layer="layout" svg:width="3.536cm" svg:height="0.807cm" svg:x="3.321cm" svg:y="6.031cm">
          <text:p text:style-name="P1"><text:span text:style-name="T1">Create RRD grap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" draw:layer="layout" svg:width="3.536cm" svg:height="0.807cm" svg:x="3.321cm" svg:y="7.352cm">
          <text:p text:style-name="P1"><text:span text:style-name="T1">Create HTML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5.089cm" svg:y1="6.838cm" svg:x2="5.089cm" svg:y2="7.352cm" draw:start-shape="id9" draw:start-glue-point="2" draw:end-shape="id1" draw:end-glue-point="0" svg:d="m5089 6838v514">
          <text:p text:style-name="P6"/>
        </draw:connector>
        <draw:connector draw:style-name="gr7" draw:text-style-name="P3" draw:layer="layout" draw:type="line" svg:x1="5.089cm" svg:y1="5.459cm" svg:x2="5.089cm" svg:y2="6.031cm" draw:start-shape="id8" draw:start-glue-point="2" draw:end-shape="id9" draw:end-glue-point="0" svg:d="m5089 5459v572">
          <text:p text:style-name="P6"/>
        </draw:connector>
        <draw:connector draw:style-name="gr11" draw:text-style-name="P3" draw:layer="layout" draw:type="line" svg:x1="1.886cm" svg:y1="4.138cm" svg:x2="3.321cm" svg:y2="6.434cm" draw:start-shape="id10" draw:start-glue-point="9" draw:end-shape="id9" draw:end-glue-point="3" svg:d="m1886 4138 1435 2296">
          <text:p text:style-name="P6"/>
        </draw:connector>
        <draw:custom-shape draw:style-name="gr12" draw:text-style-name="P3" draw:id="id10" draw:layer="layout" svg:width="0.152cm" svg:height="0.14cm" svg:x="1.757cm" svg:y="4.019cm">
          <text:p text:style-name="P6"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2" draw:text-style-name="P3" draw:id="id11" draw:layer="layout" svg:width="0.152cm" svg:height="0.14cm" svg:x="1.857cm" svg:y="3.219cm">
          <text:p text:style-name="P6"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3" draw:layer="layout" draw:type="line" svg:x1="2.009cm" svg:y1="3.288cm" svg:x2="5.772cm" svg:y2="2.756cm" draw:start-shape="id11" draw:start-glue-point="10" svg:d="m2009 3288 3763-532">
          <text:p text:style-name="P6"/>
        </draw:connector>
        <draw:custom-shape draw:style-name="gr12" draw:text-style-name="P3" draw:id="id12" draw:layer="layout" svg:width="0.152cm" svg:height="0.14cm" svg:x="1.857cm" svg:y="3.419cm">
          <text:p text:style-name="P6"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3" draw:layer="layout" draw:type="line" svg:x1="3.321cm" svg:y1="3.734cm" svg:x2="2.009cm" svg:y2="3.488cm" draw:start-shape="id5" draw:start-glue-point="3" draw:end-shape="id12" draw:end-glue-point="10" svg:d="m3321 3734-1312-246">
          <text:p text:style-name="P6"/>
        </draw:connector>
        <draw:connector draw:style-name="gr13" draw:text-style-name="P3" draw:layer="layout" draw:type="line" svg:x1="3.321cm" svg:y1="5.055cm" svg:x2="2.009cm" svg:y2="3.788cm" draw:start-shape="id8" draw:start-glue-point="3" draw:end-shape="id13" draw:end-glue-point="10" svg:d="m3321 5055-1312-1267">
          <text:p text:style-name="P6"/>
        </draw:connector>
        <draw:custom-shape draw:style-name="gr12" draw:text-style-name="P3" draw:id="id13" draw:layer="layout" svg:width="0.152cm" svg:height="0.14cm" svg:x="1.857cm" svg:y="3.719cm">
          <text:p text:style-name="P6"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1.303cm" fo:page-height="8.5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06T09:42:25</meta:creation-date>
    <dc:creator>Igor Sfiligoi</dc:creator>
    <dc:date>2008-10-07T12:41:55</dc:date>
    <meta:editing-cycles>8</meta:editing-cycles>
    <meta:editing-duration>PT22H52M2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